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0000003BDDE65AFE8F292840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.4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.31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1.5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.25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3.25cm" fo:min-width="0.75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.75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.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0000" loext:opacity="100%" style:font-name="CMU Serif"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ffffff"/>
      <style:paragraph-properties fo:text-align="center"/>
      <style:text-properties fo:color="#000000" loext:opacity="100%" style:font-name="CMU Serif" fo:font-size="8pt" style:font-size-asian="8pt" style:font-size-complex="8pt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color="#000000" loext:opacity="100%" style:font-name="CMU Serif" fo:font-size="10pt" style:font-size-asian="10pt" style:font-size-complex="10pt"/>
    </style:style>
    <style:style style:name="T2" style:family="text">
      <style:text-properties fo:color="#000000" loext:opacity="100%" style:font-name="CMU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8.999cm" svg:height="19.592cm" svg:x="1cm" svg:y="5.053cm">
          <draw:image xlink:href="Pictures/10000001000003A0000003BDDE65AFE8F2928403.png" xlink:type="simple" xlink:show="embed" xlink:actuate="onLoad" draw:mime-type="image/png">
            <text:p/>
          </draw:image>
        </draw:frame>
        <draw:custom-shape draw:style-name="gr2" draw:text-style-name="P2" draw:layer="layout" svg:width="1.95cm" svg:height="1cm" svg:x="0.86cm" svg:y="14.5cm">
          <text:p text:style-name="P1"><text:span text:style-name="T1">Radiální kaná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81cm" svg:height="1cm" svg:x="1cm" svg:y="14.5cm">
          <text:p text:style-name="P3"><text:span text:style-name="T2">Radiální kaná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cm" svg:height="1.25cm" svg:x="1cm" svg:y="15.5cm">
          <text:p text:style-name="P3"><text:span text:style-name="T2"/></text:p>
          <text:p text:style-name="P3"><text:span text:style-name="T2">N</text:span><text:span text:style-name="T2">e</text:span><text:span text:style-name="T2">u</text:span><text:span text:style-name="T2">t</text:span><text:span text:style-name="T2">r</text:span><text:span text:style-name="T2">o</text:span><text:span text:style-name="T2">n</text:span><text:span text:style-name="T2">o</text:span><text:span text:style-name="T2">v</text:span><text:span text:style-name="T2">ý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á</text:span><text:span text:style-name="T2">t</text:span><text:span text:style-name="T2">o</text:span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5cm" svg:height="0.25cm" svg:x="2.75cm" svg:y="16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75cm" svg:height="1cm" svg:x="1cm" svg:y="17cm">
          <text:p text:style-name="P3"><text:span text:style-name="T2">Radiální </text:span><text:span text:style-name="T2">kanál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5cm" svg:height="3.5cm" svg:x="1.75cm" svg:y="17.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81cm" svg:height="1cm" svg:x="18.19cm" svg:y="11.18cm">
          <text:p text:style-name="P3"><text:span text:style-name="T2">Betonové stíněn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2.25cm" svg:height="1cm" svg:x="11.75cm" svg:y="4.5cm">
          <text:p text:style-name="P3"><text:span text:style-name="T2">Regulační tyč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2.25cm" svg:height="1cm" svg:x="14.5cm" svg:y="7.05cm">
          <text:p text:style-name="P3"><text:span text:style-name="T2">Vodní </text:span></text:p>
          <text:p text:style-name="P3"><text:span text:style-name="T2">hladi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1cm" svg:height="1cm" svg:x="18.15cm" svg:y="15.5cm">
          <text:p text:style-name="P3"><text:span text:style-name="T2">Reaktorová nádo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81cm" svg:height="1cm" svg:x="18.19cm" svg:y="17.75cm">
          <text:p text:style-name="P3"><text:span text:style-name="T2">Aktivní zón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4-07T11:41:14.119998964</dc:date>
    <meta:editing-duration>PT8M19S</meta:editing-duration>
    <meta:editing-cycles>1</meta:editing-cycles>
    <meta:generator>LibreOffice/7.3.7.2$Linux_X86_64 LibreOffice_project/30$Build-2</meta:generator>
    <meta:document-statistic meta:object-count="12"/>
  </office:meta>
</office:document-meta>
</file>